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1.048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2.228cm"/>
    </style:style>
    <style:style style:name="co22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281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2.903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2.752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7" style:family="table" style:master-page-name="PageStyle_5f_Ben_27_s_20_Team">
      <style:table-properties table:display="true" style:writing-mode="lr-tb"/>
    </style:style>
    <style:style style:name="ta9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7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ce26"/>
        <table:table-column table:style-name="co21" table:default-cell-style-name="ce26"/>
        <table:table-column table:style-name="co2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7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49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8113000">
            <text:p>68,113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366000">
            <text:p>109,366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3" table:print="false">
        <office:forms form:automatic-focus="false" form:apply-design-mode="false"/>
        <table:table-column table:style-name="co36" table:default-cell-style-name="Default"/>
        <table:table-column table:style-name="co36" table:default-cell-style-name="ce1"/>
        <table:table-column table:style-name="co39" table:default-cell-style-name="ce1"/>
        <table:table-column table:style-name="co40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1" table:default-cell-style-name="ce1"/>
        <table:table-column table:style-name="co3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0118000">
            <text:p>60,11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4676000">
            <text:p>64,676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8933000">
            <text:p>68,9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5357000">
            <text:p>55,35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6" table:print="false">
        <office:forms form:automatic-focus="false" form:apply-design-mode="false"/>
        <table:table-column table:style-name="co26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4665000">
            <text:p>74,66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2016-03-15</text:date>, <text:time>18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3-15T18:37:43</dc:date>
    <dc:creator>Ben Miller</dc:creator>
    <meta:editing-duration>P193DT1M3S</meta:editing-duration>
    <meta:editing-cycles>384</meta:editing-cycles>
    <meta:document-statistic meta:table-count="11" meta:cell-count="2517" meta:object-count="0"/>
    <meta:user-defined meta:name=""/>
  </office:meta>
</office:document-meta>
</file>